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506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4.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0"/>
    <style:style style:name="ce3" style:family="table-cell" style:parent-style-name="Default">
      <style:table-cell-properties fo:background-color="#9999ff"/>
    </style:style>
    <style:style style:name="ce4" style:family="table-cell" style:parent-style-name="Default" style:data-style-name="N108">
      <style:table-cell-properties fo:background-color="#9999ff"/>
    </style:style>
    <style:style style:name="ce5" style:family="table-cell" style:parent-style-name="Default">
      <style:text-properties fo:color="#ff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件数</text:p>
          </table:table-cell>
          <table:table-cell table:style-name="Default" office:value-type="string">
            <text:p>反応率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10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2:.C2])" office:value-type="float" office:value="12">
            <text:p>12</text:p>
          </table:table-cell>
          <table:table-cell table:formula="of:=[.C2]/[.D2]" office:value-type="percentage" office:value="0.166666666666667">
            <text:p>17%</text:p>
          </table:table-cell>
          <table:table-cell table:style-name="ce1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20s</text:p>
          </table:table-cell>
          <table:table-cell office:value-type="float" office:value="3780">
            <text:p>3780</text:p>
          </table:table-cell>
          <table:table-cell office:value-type="float" office:value="443">
            <text:p>443</text:p>
          </table:table-cell>
          <table:table-cell table:formula="of:=SUM([.B3:.C3])" office:value-type="float" office:value="4223">
            <text:p>4223</text:p>
          </table:table-cell>
          <table:table-cell table:formula="of:=[.C3]/[.D3]" office:value-type="percentage" office:value="0.104901728628937">
            <text:p>10%</text:p>
          </table:table-cell>
          <table:table-cell table:style-name="ce1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30s</text:p>
          </table:table-cell>
          <table:table-cell office:value-type="float" office:value="15197">
            <text:p>15197</text:p>
          </table:table-cell>
          <table:table-cell office:value-type="float" office:value="1155">
            <text:p>1155</text:p>
          </table:table-cell>
          <table:table-cell table:formula="of:=SUM([.B4:.C4])" office:value-type="float" office:value="16352">
            <text:p>16352</text:p>
          </table:table-cell>
          <table:table-cell table:formula="of:=[.C4]/[.D4]" office:value-type="percentage" office:value="0.0706335616438356">
            <text:p>7%</text:p>
          </table:table-cell>
          <table:table-cell table:style-name="ce1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40s</text:p>
          </table:table-cell>
          <table:table-cell office:value-type="float" office:value="10166">
            <text:p>10166</text:p>
          </table:table-cell>
          <table:table-cell office:value-type="float" office:value="646">
            <text:p>646</text:p>
          </table:table-cell>
          <table:table-cell table:formula="of:=SUM([.B5:.C5])" office:value-type="float" office:value="10812">
            <text:p>10812</text:p>
          </table:table-cell>
          <table:table-cell table:formula="of:=[.C5]/[.D5]" office:value-type="percentage" office:value="0.059748427672956">
            <text:p>6%</text:p>
          </table:table-cell>
          <table:table-cell table:style-name="ce1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50s</text:p>
          </table:table-cell>
          <table:table-cell office:value-type="float" office:value="7205">
            <text:p>7205</text:p>
          </table:table-cell>
          <table:table-cell office:value-type="float" office:value="428">
            <text:p>428</text:p>
          </table:table-cell>
          <table:table-cell table:formula="of:=SUM([.B6:.C6])" office:value-type="float" office:value="7633">
            <text:p>7633</text:p>
          </table:table-cell>
          <table:table-cell table:formula="of:=[.C6]/[.D6]" office:value-type="percentage" office:value="0.0560723175684528">
            <text:p>6%</text:p>
          </table:table-cell>
          <table:table-cell table:style-name="ce1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60s</text:p>
          </table:table-cell>
          <table:table-cell office:value-type="float" office:value="542">
            <text:p>542</text:p>
          </table:table-cell>
          <table:table-cell office:value-type="float" office:value="89">
            <text:p>89</text:p>
          </table:table-cell>
          <table:table-cell table:formula="of:=SUM([.B7:.C7])" office:value-type="float" office:value="631">
            <text:p>631</text:p>
          </table:table-cell>
          <table:table-cell table:formula="of:=[.C7]/[.D7]" office:value-type="percentage" office:value="0.141045958795563">
            <text:p>14%</text:p>
          </table:table-cell>
          <table:table-cell table:style-name="ce1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Old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table:formula="of:=SUM([.B8:.C8])" office:value-type="float" office:value="89">
            <text:p>89</text:p>
          </table:table-cell>
          <table:table-cell table:formula="of:=[.C8]/[.D8]" office:value-type="percentage" office:value="0.449438202247191">
            <text:p>45%</text:p>
          </table:table-cell>
          <table:table-cell table:style-name="ce1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5" office:value-type="string">
            <text:p>反応した割合を一発で特定できるモデル</text:p>
          </table:table-cell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3" office:value-type="string">
            <text:p>ageモデル</text:p>
          </table:table-cell>
          <table:table-cell table:style-name="ce3"/>
          <table:table-cell office:value-type="string">
            <text:p>Perfectモデル</text:p>
          </table:table-cell>
          <table:table-cell/>
        </table:table-row>
        <table:table-row table:style-name="ro2"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件数</text:p>
          </table:table-cell>
          <table:table-cell table:style-name="Default" office:value-type="string">
            <text:p>反応率</text:p>
          </table:table-cell>
          <table:table-cell table:style-name="Default" office:value-type="string">
            <text:p>yes累計</text:p>
          </table:table-cell>
          <table:table-cell office:value-type="string">
            <text:p>累積件数</text:p>
          </table:table-cell>
          <table:table-cell table:style-name="ce3" office:value-type="string">
            <text:p>全体</text:p>
          </table:table-cell>
          <table:table-cell table:style-name="ce3" office:value-type="string">
            <text:p>反応した人の割合</text:p>
          </table:table-cell>
          <table:table-cell office:value-type="string">
            <text:p>全体</text:p>
          </table:table-cell>
          <table:table-cell office:value-type="string">
            <text:p>反応した人の割合</text:p>
          </table:table-cell>
        </table:table-row>
        <table:table-row table:style-name="ro1">
          <table:table-cell office:value-type="string">
            <text:p>Old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table:formula="of:=SUM([.B12:.C12])" office:value-type="float" office:value="89">
            <text:p>89</text:p>
          </table:table-cell>
          <table:table-cell table:formula="of:=[.C12]/[.D12]" office:value-type="percentage" office:value="0.449438202247191">
            <text:p>45%</text:p>
          </table:table-cell>
          <table:table-cell table:formula="of:=[.C12]" office:value-type="float" office:value="40">
            <text:p>40</text:p>
          </table:table-cell>
          <table:table-cell table:formula="of:=[.D12]" office:value-type="float" office:value="89">
            <text:p>89</text:p>
          </table:table-cell>
          <table:table-cell table:formula="of:=[.G12]/[.G$18]" office:value-type="percentage" office:value="0.00223888106258805">
            <text:p>0.2%</text:p>
          </table:table-cell>
          <table:table-cell table:formula="of:=[.F12]/[.F$18]" office:value-type="percentage" office:value="0.0142704245451302">
            <text:p>1.4%</text:p>
          </table:table-cell>
          <table:table-cell table:number-columns-repeated="2" table:style-name="ce1" office:value-type="percentage" office:value="0">
            <text:p>0%</text:p>
          </table:table-cell>
        </table:table-row>
        <table:table-row table:style-name="ro1">
          <table:table-cell office:value-type="string">
            <text:p>10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13:.C13])" office:value-type="float" office:value="12">
            <text:p>12</text:p>
          </table:table-cell>
          <table:table-cell table:formula="of:=[.C13]/[.D13]" office:value-type="percentage" office:value="0.166666666666667">
            <text:p>17%</text:p>
          </table:table-cell>
          <table:table-cell table:formula="of:=[.F12]+[.C13]" office:value-type="float" office:value="42">
            <text:p>42</text:p>
          </table:table-cell>
          <table:table-cell table:formula="of:=[.G12]+[.D13]" office:value-type="float" office:value="101">
            <text:p>101</text:p>
          </table:table-cell>
          <table:table-cell table:formula="of:=[.G13]/[.G$18]" office:value-type="percentage" office:value="0.0025407526665325">
            <text:p>0.3%</text:p>
          </table:table-cell>
          <table:table-cell table:formula="of:=[.F13]/[.F$18]" office:value-type="percentage" office:value="0.0149839457723867">
            <text:p>1.5%</text:p>
          </table:table-cell>
          <table:table-cell table:style-name="ce1" table:formula="of:=[.F18]/[.G18]" office:value-type="percentage" office:value="0.0705121754880258">
            <text:p>7%</text:p>
          </table:table-cell>
          <table:table-cell table:style-name="ce1" table:formula="of:=[.F18]/[.F18]" office:value-type="percentage" office:value="1">
            <text:p>100%</text:p>
          </table:table-cell>
        </table:table-row>
        <table:table-row table:style-name="ro1">
          <table:table-cell office:value-type="string">
            <text:p>60s</text:p>
          </table:table-cell>
          <table:table-cell office:value-type="float" office:value="542">
            <text:p>542</text:p>
          </table:table-cell>
          <table:table-cell office:value-type="float" office:value="89">
            <text:p>89</text:p>
          </table:table-cell>
          <table:table-cell table:formula="of:=SUM([.B14:.C14])" office:value-type="float" office:value="631">
            <text:p>631</text:p>
          </table:table-cell>
          <table:table-cell table:formula="of:=[.C14]/[.D14]" office:value-type="percentage" office:value="0.141045958795563">
            <text:p>14%</text:p>
          </table:table-cell>
          <table:table-cell table:formula="of:=[.F13]+[.C14]" office:value-type="float" office:value="131">
            <text:p>131</text:p>
          </table:table-cell>
          <table:table-cell table:formula="of:=[.G13]+[.D14]" office:value-type="float" office:value="732">
            <text:p>732</text:p>
          </table:table-cell>
          <table:table-cell table:formula="of:=[.G14]/[.G$18]" office:value-type="percentage" office:value="0.0184141678406118">
            <text:p>1.8%</text:p>
          </table:table-cell>
          <table:table-cell table:formula="of:=[.F14]/[.F$18]" office:value-type="percentage" office:value="0.0467356403853015">
            <text:p>4.7%</text:p>
          </table:table-cell>
          <table:table-cell table:number-columns-repeated="2" table:style-name="ce1" office:value-type="percentage" office:value="1">
            <text:p>100%</text:p>
          </table:table-cell>
        </table:table-row>
        <table:table-row table:style-name="ro1">
          <table:table-cell office:value-type="string">
            <text:p>20s</text:p>
          </table:table-cell>
          <table:table-cell office:value-type="float" office:value="3780">
            <text:p>3780</text:p>
          </table:table-cell>
          <table:table-cell office:value-type="float" office:value="443">
            <text:p>443</text:p>
          </table:table-cell>
          <table:table-cell table:formula="of:=SUM([.B15:.C15])" office:value-type="float" office:value="4223">
            <text:p>4223</text:p>
          </table:table-cell>
          <table:table-cell table:formula="of:=[.C15]/[.D15]" office:value-type="percentage" office:value="0.104901728628937">
            <text:p>10%</text:p>
          </table:table-cell>
          <table:table-cell table:formula="of:=[.F14]+[.C15]" office:value-type="float" office:value="574">
            <text:p>574</text:p>
          </table:table-cell>
          <table:table-cell table:formula="of:=[.G14]+[.D15]" office:value-type="float" office:value="4955">
            <text:p>4955</text:p>
          </table:table-cell>
          <table:table-cell table:formula="of:=[.G15]/[.G$18]" office:value-type="percentage" office:value="0.124647816462065">
            <text:p>12.5%</text:p>
          </table:table-cell>
          <table:table-cell table:formula="of:=[.F15]/[.F$18]" office:value-type="percentage" office:value="0.204780592222619">
            <text:p>20.5%</text:p>
          </table:table-cell>
          <table:table-cell>
            <draw:frame table:end-cell-address="Sheet1.P42" table:end-x="0.776cm" table:end-y="0.036cm" draw:z-index="0" draw:style-name="gr1" svg:width="15.311cm" svg:height="11.322cm" svg:x="0.223cm" svg:y="0.218cm">
              <draw:object draw:notify-on-update-of-ranges="Sheet1.H12:Sheet1.H18 Sheet1.H10:Sheet1.H10 Sheet1.I12:Sheet1.I18 Sheet1.H22:Sheet1.H22 Sheet1.I24:Sheet1.I35 Sheet1.H24:Sheet1.H35 Sheet1.J10:Sheet1.J10 Sheet1.K12:Sheet1.K14 Sheet1.J12:Sheet1.J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30s</text:p>
          </table:table-cell>
          <table:table-cell office:value-type="float" office:value="15197">
            <text:p>15197</text:p>
          </table:table-cell>
          <table:table-cell office:value-type="float" office:value="1155">
            <text:p>1155</text:p>
          </table:table-cell>
          <table:table-cell table:formula="of:=SUM([.B16:.C16])" office:value-type="float" office:value="16352">
            <text:p>16352</text:p>
          </table:table-cell>
          <table:table-cell table:formula="of:=[.C16]/[.D16]" office:value-type="percentage" office:value="0.0706335616438356">
            <text:p>7%</text:p>
          </table:table-cell>
          <table:table-cell table:formula="of:=[.F15]+[.C16]" office:value-type="float" office:value="1729">
            <text:p>1729</text:p>
          </table:table-cell>
          <table:table-cell table:formula="of:=[.G15]+[.D16]" office:value-type="float" office:value="21307">
            <text:p>21307</text:p>
          </table:table-cell>
          <table:table-cell table:formula="of:=[.G16]/[.G$18]" office:value-type="percentage" office:value="0.535998188770376">
            <text:p>53.6%</text:p>
          </table:table-cell>
          <table:table-cell table:formula="of:=[.F16]/[.F$18]" office:value-type="percentage" office:value="0.616839100963254">
            <text:p>61.7%</text:p>
          </table:table-cell>
          <table:table-cell table:number-columns-repeated="2"/>
        </table:table-row>
        <table:table-row table:style-name="ro1">
          <table:table-cell office:value-type="string">
            <text:p>40s</text:p>
          </table:table-cell>
          <table:table-cell office:value-type="float" office:value="10166">
            <text:p>10166</text:p>
          </table:table-cell>
          <table:table-cell office:value-type="float" office:value="646">
            <text:p>646</text:p>
          </table:table-cell>
          <table:table-cell table:formula="of:=SUM([.B17:.C17])" office:value-type="float" office:value="10812">
            <text:p>10812</text:p>
          </table:table-cell>
          <table:table-cell table:formula="of:=[.C17]/[.D17]" office:value-type="percentage" office:value="0.059748427672956">
            <text:p>6%</text:p>
          </table:table-cell>
          <table:table-cell table:formula="of:=[.F16]+[.C17]" office:value-type="float" office:value="2375">
            <text:p>2375</text:p>
          </table:table-cell>
          <table:table-cell table:formula="of:=[.G16]+[.D17]" office:value-type="float" office:value="32119">
            <text:p>32119</text:p>
          </table:table-cell>
          <table:table-cell table:formula="of:=[.G17]/[.G$18]" office:value-type="percentage" office:value="0.807984503924331">
            <text:p>80.8%</text:p>
          </table:table-cell>
          <table:table-cell table:formula="of:=[.F17]/[.F$18]" office:value-type="percentage" office:value="0.847306457367107">
            <text:p>84.7%</text:p>
          </table:table-cell>
          <table:table-cell table:number-columns-repeated="2"/>
        </table:table-row>
        <table:table-row table:style-name="ro1">
          <table:table-cell office:value-type="string">
            <text:p>50s</text:p>
          </table:table-cell>
          <table:table-cell office:value-type="float" office:value="7205">
            <text:p>7205</text:p>
          </table:table-cell>
          <table:table-cell office:value-type="float" office:value="428">
            <text:p>428</text:p>
          </table:table-cell>
          <table:table-cell table:formula="of:=SUM([.B18:.C18])" office:value-type="float" office:value="7633">
            <text:p>7633</text:p>
          </table:table-cell>
          <table:table-cell table:formula="of:=[.C18]/[.D18]" office:value-type="percentage" office:value="0.0560723175684528">
            <text:p>6%</text:p>
          </table:table-cell>
          <table:table-cell table:formula="of:=[.F17]+[.C18]" office:value-type="float" office:value="2803">
            <text:p>2803</text:p>
          </table:table-cell>
          <table:table-cell table:formula="of:=[.G17]+[.D18]" office:value-type="float" office:value="39752">
            <text:p>39752</text:p>
          </table:table-cell>
          <table:table-cell table:formula="of:=[.G18]/[.G$18]" office:value-type="percentage" office:value="1">
            <text:p>100.0%</text:p>
          </table:table-cell>
          <table:table-cell table:formula="of:=[.F18]/[.F$18]" office:value-type="percentage" office:value="1">
            <text:p>100.0%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office:value-type="string">
            <text:p>jobモデル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件数</text:p>
          </table:table-cell>
          <table:table-cell table:style-name="Default" office:value-type="string">
            <text:p>反応率</text:p>
          </table:table-cell>
          <table:table-cell table:style-name="Default" office:value-type="string">
            <text:p>yes累計</text:p>
          </table:table-cell>
          <table:table-cell office:value-type="string">
            <text:p>累積件数</text:p>
          </table:table-cell>
          <table:table-cell table:style-name="ce3" office:value-type="string">
            <text:p>全体</text:p>
          </table:table-cell>
          <table:table-cell table:style-name="ce3" office:value-type="string">
            <text:p>反応した人の割合</text:p>
          </table:table-cell>
          <table:table-cell table:number-columns-repeated="2"/>
        </table:table-row>
        <table:table-row table:style-name="ro1">
          <table:table-cell office:value-type="string">
            <text:p>student</text:p>
          </table:table-cell>
          <table:table-cell office:value-type="float" office:value="434">
            <text:p>434</text:p>
          </table:table-cell>
          <table:table-cell office:value-type="float" office:value="78">
            <text:p>78</text:p>
          </table:table-cell>
          <table:table-cell table:formula="of:=SUM([.B24:.C24])" office:value-type="float" office:value="512">
            <text:p>512</text:p>
          </table:table-cell>
          <table:table-cell table:formula="of:=[.C24]/[.D24]" office:value-type="percentage" office:value="0.15234375">
            <text:p>15%</text:p>
          </table:table-cell>
          <table:table-cell table:formula="of:=[.C24]" office:value-type="float" office:value="78">
            <text:p>78</text:p>
          </table:table-cell>
          <table:table-cell table:formula="of:=[.D24]" office:value-type="float" office:value="512">
            <text:p>512</text:p>
          </table:table-cell>
          <table:table-cell table:formula="of:=[.G24]/[.G$35]" office:value-type="percentage" office:value="0.0128798551016301">
            <text:p>1.3%</text:p>
          </table:table-cell>
          <table:table-cell table:formula="of:=[.F24]/[.F$35]" office:value-type="percentage" office:value="0.0278273278630039">
            <text:p>2.8%</text:p>
          </table:table-cell>
          <table:table-cell table:number-columns-repeated="2"/>
        </table:table-row>
        <table:table-row table:style-name="ro1">
          <table:table-cell office:value-type="string">
            <text:p>retired</text:p>
          </table:table-cell>
          <table:table-cell office:value-type="float" office:value="1279">
            <text:p>1279</text:p>
          </table:table-cell>
          <table:table-cell office:value-type="float" office:value="151">
            <text:p>151</text:p>
          </table:table-cell>
          <table:table-cell table:formula="of:=SUM([.B25:.C25])" office:value-type="float" office:value="1430">
            <text:p>1430</text:p>
          </table:table-cell>
          <table:table-cell table:formula="of:=[.C25]/[.D25]" office:value-type="percentage" office:value="0.105594405594406">
            <text:p>11%</text:p>
          </table:table-cell>
          <table:table-cell table:formula="of:=[.F24]+[.C25]" office:value-type="float" office:value="229">
            <text:p>229</text:p>
          </table:table-cell>
          <table:table-cell table:formula="of:=[.G24]+[.D25]" office:value-type="float" office:value="1942">
            <text:p>1942</text:p>
          </table:table-cell>
          <table:table-cell table:formula="of:=[.G25]/[.G$35]" office:value-type="percentage" office:value="0.0488528879050111">
            <text:p>4.9%</text:p>
          </table:table-cell>
          <table:table-cell table:formula="of:=[.F25]/[.F$35]" office:value-type="percentage" office:value="0.0816981805208705">
            <text:p>8.2%</text:p>
          </table:table-cell>
          <table:table-cell table:number-columns-repeated="2"/>
        </table:table-row>
        <table:table-row table:style-name="ro1">
          <table:table-cell office:value-type="string">
            <text:p>unemployed</text:p>
          </table:table-cell>
          <table:table-cell office:value-type="float" office:value="1001">
            <text:p>1001</text:p>
          </table:table-cell>
          <table:table-cell office:value-type="float" office:value="91">
            <text:p>91</text:p>
          </table:table-cell>
          <table:table-cell table:formula="of:=SUM([.B26:.C26])" office:value-type="float" office:value="1092">
            <text:p>1092</text:p>
          </table:table-cell>
          <table:table-cell table:formula="of:=[.C26]/[.D26]" office:value-type="percentage" office:value="0.0833333333333333">
            <text:p>8%</text:p>
          </table:table-cell>
          <table:table-cell table:formula="of:=[.F25]+[.C26]" office:value-type="float" office:value="320">
            <text:p>320</text:p>
          </table:table-cell>
          <table:table-cell table:formula="of:=[.G25]+[.D26]" office:value-type="float" office:value="3034">
            <text:p>3034</text:p>
          </table:table-cell>
          <table:table-cell table:formula="of:=[.G26]/[.G$35]" office:value-type="percentage" office:value="0.0763232038639565">
            <text:p>7.6%</text:p>
          </table:table-cell>
          <table:table-cell table:formula="of:=[.F26]/[.F$35]" office:value-type="percentage" office:value="0.114163396361042">
            <text:p>11.4%</text:p>
          </table:table-cell>
          <table:table-cell table:number-columns-repeated="2"/>
        </table:table-row>
        <table:table-row table:style-name="ro1">
          <table:table-cell office:value-type="string">
            <text:p>management</text:p>
          </table:table-cell>
          <table:table-cell office:value-type="float" office:value="7439">
            <text:p>7439</text:p>
          </table:table-cell>
          <table:table-cell office:value-type="float" office:value="650">
            <text:p>650</text:p>
          </table:table-cell>
          <table:table-cell table:formula="of:=SUM([.B27:.C27])" office:value-type="float" office:value="8089">
            <text:p>8089</text:p>
          </table:table-cell>
          <table:table-cell table:formula="of:=[.C27]/[.D27]" office:value-type="percentage" office:value="0.0803560390653974">
            <text:p>8%</text:p>
          </table:table-cell>
          <table:table-cell table:formula="of:=[.F26]+[.C27]" office:value-type="float" office:value="970">
            <text:p>970</text:p>
          </table:table-cell>
          <table:table-cell table:formula="of:=[.G26]+[.D27]" office:value-type="float" office:value="11123">
            <text:p>11123</text:p>
          </table:table-cell>
          <table:table-cell table:formula="of:=[.G27]/[.G$35]" office:value-type="percentage" office:value="0.279809820889515">
            <text:p>28.0%</text:p>
          </table:table-cell>
          <table:table-cell table:formula="of:=[.F27]/[.F$35]" office:value-type="percentage" office:value="0.346057795219408">
            <text:p>34.6%</text:p>
          </table:table-cell>
          <table:table-cell table:number-columns-repeated="2"/>
        </table:table-row>
        <table:table-row table:style-name="ro1">
          <table:table-cell office:value-type="string">
            <text:p>self-employed</text:p>
          </table:table-cell>
          <table:table-cell office:value-type="float" office:value="1294">
            <text:p>1294</text:p>
          </table:table-cell>
          <table:table-cell office:value-type="float" office:value="109">
            <text:p>109</text:p>
          </table:table-cell>
          <table:table-cell table:formula="of:=SUM([.B28:.C28])" office:value-type="float" office:value="1403">
            <text:p>1403</text:p>
          </table:table-cell>
          <table:table-cell table:formula="of:=[.C28]/[.D28]" office:value-type="percentage" office:value="0.0776906628652887">
            <text:p>8%</text:p>
          </table:table-cell>
          <table:table-cell table:formula="of:=[.F27]+[.C28]" office:value-type="float" office:value="1079">
            <text:p>1079</text:p>
          </table:table-cell>
          <table:table-cell table:formula="of:=[.G27]+[.D28]" office:value-type="float" office:value="12526">
            <text:p>12526</text:p>
          </table:table-cell>
          <table:table-cell table:formula="of:=[.G28]/[.G$35]" office:value-type="percentage" office:value="0.315103642584021">
            <text:p>31.5%</text:p>
          </table:table-cell>
          <table:table-cell table:formula="of:=[.F28]/[.F$35]" office:value-type="percentage" office:value="0.384944702104888">
            <text:p>38.5%</text:p>
          </table:table-cell>
          <table:table-cell table:number-columns-repeated="2"/>
        </table:table-row>
        <table:table-row table:style-name="ro1">
          <table:table-cell office:value-type="string">
            <text:p>admin.</text:p>
          </table:table-cell>
          <table:table-cell office:value-type="float" office:value="4115">
            <text:p>4115</text:p>
          </table:table-cell>
          <table:table-cell office:value-type="float" office:value="337">
            <text:p>337</text:p>
          </table:table-cell>
          <table:table-cell table:formula="of:=SUM([.B29:.C29])" office:value-type="float" office:value="4452">
            <text:p>4452</text:p>
          </table:table-cell>
          <table:table-cell table:formula="of:=[.C29]/[.D29]" office:value-type="percentage" office:value="0.075696316262354">
            <text:p>8%</text:p>
          </table:table-cell>
          <table:table-cell table:formula="of:=[.F28]+[.C29]" office:value-type="float" office:value="1416">
            <text:p>1416</text:p>
          </table:table-cell>
          <table:table-cell table:formula="of:=[.G28]+[.D29]" office:value-type="float" office:value="16978">
            <text:p>16978</text:p>
          </table:table-cell>
          <table:table-cell table:formula="of:=[.G29]/[.G$35]" office:value-type="percentage" office:value="0.427098007647414">
            <text:p>42.7%</text:p>
          </table:table-cell>
          <table:table-cell table:formula="of:=[.F29]/[.F$35]" office:value-type="percentage" office:value="0.50517302889761">
            <text:p>50.5%</text:p>
          </table:table-cell>
          <table:table-cell table:number-columns-repeated="2"/>
        </table:table-row>
        <table:table-row table:style-name="ro1">
          <table:table-cell office:value-type="string">
            <text:p>unknown</text:p>
          </table:table-cell>
          <table:table-cell office:value-type="float" office:value="216">
            <text:p>216</text:p>
          </table:table-cell>
          <table:table-cell office:value-type="float" office:value="17">
            <text:p>17</text:p>
          </table:table-cell>
          <table:table-cell table:formula="of:=SUM([.B30:.C30])" office:value-type="float" office:value="233">
            <text:p>233</text:p>
          </table:table-cell>
          <table:table-cell table:formula="of:=[.C30]/[.D30]" office:value-type="percentage" office:value="0.0729613733905579">
            <text:p>7%</text:p>
          </table:table-cell>
          <table:table-cell table:formula="of:=[.F29]+[.C30]" office:value-type="float" office:value="1433">
            <text:p>1433</text:p>
          </table:table-cell>
          <table:table-cell table:formula="of:=[.G29]+[.D30]" office:value-type="float" office:value="17211">
            <text:p>17211</text:p>
          </table:table-cell>
          <table:table-cell table:formula="of:=[.G30]/[.G$35]" office:value-type="percentage" office:value="0.432959347957335">
            <text:p>43.3%</text:p>
          </table:table-cell>
          <table:table-cell table:formula="of:=[.F30]/[.F$35]" office:value-type="percentage" office:value="0.51123795932929">
            <text:p>51.1%</text:p>
          </table:table-cell>
          <table:table-cell table:number-columns-repeated="2"/>
        </table:table-row>
        <table:table-row table:style-name="ro1">
          <table:table-cell office:value-type="string">
            <text:p>technician</text:p>
          </table:table-cell>
          <table:table-cell office:value-type="float" office:value="6326">
            <text:p>6326</text:p>
          </table:table-cell>
          <table:table-cell office:value-type="float" office:value="473">
            <text:p>473</text:p>
          </table:table-cell>
          <table:table-cell table:formula="of:=SUM([.B31:.C31])" office:value-type="float" office:value="6799">
            <text:p>6799</text:p>
          </table:table-cell>
          <table:table-cell table:formula="of:=[.C31]/[.D31]" office:value-type="percentage" office:value="0.0695690542726872">
            <text:p>7%</text:p>
          </table:table-cell>
          <table:table-cell table:formula="of:=[.F30]+[.C31]" office:value-type="float" office:value="1906">
            <text:p>1906</text:p>
          </table:table-cell>
          <table:table-cell table:formula="of:=[.G30]+[.D31]" office:value-type="float" office:value="24010">
            <text:p>24010</text:p>
          </table:table-cell>
          <table:table-cell table:formula="of:=[.G31]/[.G$35]" office:value-type="percentage" office:value="0.603994767558865">
            <text:p>60.4%</text:p>
          </table:table-cell>
          <table:table-cell table:formula="of:=[.F31]/[.F$35]" office:value-type="percentage" office:value="0.679985729575455">
            <text:p>68.0%</text:p>
          </table:table-cell>
          <table:table-cell table:number-columns-repeated="2"/>
        </table:table-row>
        <table:table-row table:style-name="ro1">
          <table:table-cell office:value-type="string">
            <text:p>entrepreneur</text:p>
          </table:table-cell>
          <table:table-cell office:value-type="float" office:value="1312">
            <text:p>1312</text:p>
          </table:table-cell>
          <table:table-cell office:value-type="float" office:value="86">
            <text:p>86</text:p>
          </table:table-cell>
          <table:table-cell table:formula="of:=SUM([.B32:.C32])" office:value-type="float" office:value="1398">
            <text:p>1398</text:p>
          </table:table-cell>
          <table:table-cell table:formula="of:=[.C32]/[.D32]" office:value-type="percentage" office:value="0.061516452074392">
            <text:p>6%</text:p>
          </table:table-cell>
          <table:table-cell table:formula="of:=[.F31]+[.C32]" office:value-type="float" office:value="1992">
            <text:p>1992</text:p>
          </table:table-cell>
          <table:table-cell table:formula="of:=[.G31]+[.D32]" office:value-type="float" office:value="25408">
            <text:p>25408</text:p>
          </table:table-cell>
          <table:table-cell table:formula="of:=[.G32]/[.G$35]" office:value-type="percentage" office:value="0.639162809418394">
            <text:p>63.9%</text:p>
          </table:table-cell>
          <table:table-cell table:formula="of:=[.F32]/[.F$35]" office:value-type="percentage" office:value="0.710667142347485">
            <text:p>71.1%</text:p>
          </table:table-cell>
          <table:table-cell table:number-columns-repeated="2"/>
        </table:table-row>
        <table:table-row table:style-name="ro1">
          <table:table-cell office:value-type="string">
            <text:p>services</text:p>
          </table:table-cell>
          <table:table-cell office:value-type="float" office:value="3665">
            <text:p>3665</text:p>
          </table:table-cell>
          <table:table-cell office:value-type="float" office:value="233">
            <text:p>233</text:p>
          </table:table-cell>
          <table:table-cell table:formula="of:=SUM([.B33:.C33])" office:value-type="float" office:value="3898">
            <text:p>3898</text:p>
          </table:table-cell>
          <table:table-cell table:formula="of:=[.C33]/[.D33]" office:value-type="percentage" office:value="0.0597742432016419">
            <text:p>6%</text:p>
          </table:table-cell>
          <table:table-cell table:formula="of:=[.F32]+[.C33]" office:value-type="float" office:value="2225">
            <text:p>2225</text:p>
          </table:table-cell>
          <table:table-cell table:formula="of:=[.G32]+[.D33]" office:value-type="float" office:value="29306">
            <text:p>29306</text:p>
          </table:table-cell>
          <table:table-cell table:formula="of:=[.G33]/[.G$35]" office:value-type="percentage" office:value="0.737220768766351">
            <text:p>73.7%</text:p>
          </table:table-cell>
          <table:table-cell table:formula="of:=[.F33]/[.F$35]" office:value-type="percentage" office:value="0.793792365322868">
            <text:p>79.4%</text:p>
          </table:table-cell>
          <table:table-cell table:number-columns-repeated="2"/>
        </table:table-row>
        <table:table-row table:style-name="ro1">
          <table:table-cell office:value-type="string">
            <text:p>blue-collar</text:p>
          </table:table-cell>
          <table:table-cell office:value-type="float" office:value="8839">
            <text:p>8839</text:p>
          </table:table-cell>
          <table:table-cell office:value-type="float" office:value="526">
            <text:p>526</text:p>
          </table:table-cell>
          <table:table-cell table:formula="of:=SUM([.B34:.C34])" office:value-type="float" office:value="9365">
            <text:p>9365</text:p>
          </table:table-cell>
          <table:table-cell table:formula="of:=[.C34]/[.D34]" office:value-type="percentage" office:value="0.0561665776828617">
            <text:p>6%</text:p>
          </table:table-cell>
          <table:table-cell table:formula="of:=[.F33]+[.C34]" office:value-type="float" office:value="2751">
            <text:p>2751</text:p>
          </table:table-cell>
          <table:table-cell table:formula="of:=[.G33]+[.D34]" office:value-type="float" office:value="38671">
            <text:p>38671</text:p>
          </table:table-cell>
          <table:table-cell table:formula="of:=[.G34]/[.G$35]" office:value-type="percentage" office:value="0.972806399678004">
            <text:p>97.3%</text:p>
          </table:table-cell>
          <table:table-cell table:formula="of:=[.F34]/[.F$35]" office:value-type="percentage" office:value="0.981448448091331">
            <text:p>98.1%</text:p>
          </table:table-cell>
          <table:table-cell table:number-columns-repeated="2"/>
        </table:table-row>
        <table:table-row table:style-name="ro1">
          <table:table-cell office:value-type="string">
            <text:p>housemaid</text:p>
          </table:table-cell>
          <table:table-cell office:value-type="float" office:value="1029">
            <text:p>1029</text:p>
          </table:table-cell>
          <table:table-cell office:value-type="float" office:value="52">
            <text:p>52</text:p>
          </table:table-cell>
          <table:table-cell table:formula="of:=SUM([.B35:.C35])" office:value-type="float" office:value="1081">
            <text:p>1081</text:p>
          </table:table-cell>
          <table:table-cell table:formula="of:=[.C35]/[.D35]" office:value-type="percentage" office:value="0.0481036077705828">
            <text:p>5%</text:p>
          </table:table-cell>
          <table:table-cell table:formula="of:=[.F34]+[.C35]" office:value-type="float" office:value="2803">
            <text:p>2803</text:p>
          </table:table-cell>
          <table:table-cell table:formula="of:=[.G34]+[.D35]" office:value-type="float" office:value="39752">
            <text:p>39752</text:p>
          </table:table-cell>
          <table:table-cell table:formula="of:=[.G35]/[.G$35]" office:value-type="percentage" office:value="1">
            <text:p>100.0%</text:p>
          </table:table-cell>
          <table:table-cell table:formula="of:=[.F35]/[.F$35]" office:value-type="percentage" office:value="1">
            <text:p>100.0%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死亡</text:p>
          </table:table-cell>
          <table:table-cell office:value-type="string">
            <text:p>生存</text:p>
          </table:table-cell>
          <table:table-cell office:value-type="string">
            <text:p>件数</text:p>
          </table:table-cell>
          <table:table-cell table:style-name="Default" office:value-type="string">
            <text:p>反応率</text:p>
          </table:table-cell>
          <table:table-cell office:value-type="string">
            <text:p>生存累計</text:p>
          </table:table-cell>
          <table:table-cell office:value-type="string">
            <text:p>累積件数</text:p>
          </table:table-cell>
          <table:table-cell table:style-name="ce3" office:value-type="string">
            <text:p>全体</text:p>
          </table:table-cell>
          <table:table-cell table:style-name="ce3" office:value-type="string">
            <text:p>反応した人の割合</text:p>
          </table:table-cell>
          <table:table-cell table:number-columns-repeated="2"/>
        </table:table-row>
        <table:table-row table:style-name="ro1">
          <table:table-cell office:value-type="string">
            <text:p>男性かつ子供かつ１、２等</text:p>
            <draw:frame table:end-cell-address="Sheet2.G24" table:end-x="2.157cm" table:end-y="0.168cm" draw:z-index="0" draw:style-name="gr1" svg:width="15.999cm" svg:height="8.999cm" svg:x="2.14cm" svg:y="0.1cm">
              <draw:object draw:notify-on-update-of-ranges="Sheet2.H3:Sheet2.H7 Sheet2.I3:Sheet2.I7 Sheet2.J3:Sheet2.J5 Sheet2.K3:Sheet2.K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3:.C3])" office:value-type="float" office:value="16">
            <text:p>16</text:p>
          </table:table-cell>
          <table:table-cell table:formula="of:=[.C3]/[.D3]" office:value-type="percentage" office:value="1">
            <text:p>100%</text:p>
          </table:table-cell>
          <table:table-cell table:formula="of:=[.C3]" office:value-type="float" office:value="16">
            <text:p>16</text:p>
          </table:table-cell>
          <table:table-cell table:formula="of:=[.D3]" office:value-type="float" office:value="16">
            <text:p>16</text:p>
          </table:table-cell>
          <table:table-cell table:formula="of:=[.G3]/[.G$7]" office:value-type="percentage" office:value="0.0072694229895502">
            <text:p>0.7%</text:p>
          </table:table-cell>
          <table:table-cell table:formula="of:=[.F3]/[.F$7]" office:value-type="percentage" office:value="0.0225035161744022">
            <text:p>2.3%</text:p>
          </table:table-cell>
          <table:table-cell table:number-columns-repeated="2" table:style-name="ce1" office:value-type="percentage" office:value="0">
            <text:p>0%</text:p>
          </table:table-cell>
        </table:table-row>
        <table:table-row table:style-name="ro1">
          <table:table-cell office:value-type="string">
            <text:p>女性かつ１、２等</text:p>
          </table:table-cell>
          <table:table-cell office:value-type="float" office:value="20">
            <text:p>20</text:p>
          </table:table-cell>
          <table:table-cell office:value-type="float" office:value="254">
            <text:p>254</text:p>
          </table:table-cell>
          <table:table-cell table:formula="of:=SUM([.B4:.C4])" office:value-type="float" office:value="274">
            <text:p>274</text:p>
          </table:table-cell>
          <table:table-cell table:formula="of:=[.C4]/[.D4]" office:value-type="percentage" office:value="0.927007299270073">
            <text:p>93%</text:p>
          </table:table-cell>
          <table:table-cell table:formula="of:=[.F3]+[.C4]" office:value-type="float" office:value="270">
            <text:p>270</text:p>
          </table:table-cell>
          <table:table-cell table:formula="of:=[.G3]+[.D4]" office:value-type="float" office:value="290">
            <text:p>290</text:p>
          </table:table-cell>
          <table:table-cell table:formula="of:=[.G4]/[.G$7]" office:value-type="percentage" office:value="0.131758291685597">
            <text:p>13.2%</text:p>
          </table:table-cell>
          <table:table-cell table:formula="of:=[.F4]/[.F$7]" office:value-type="percentage" office:value="0.379746835443038">
            <text:p>38.0%</text:p>
          </table:table-cell>
          <table:table-cell table:style-name="ce1" table:formula="of:=[.F7]/[.G7]" office:value-type="percentage" office:value="0.323034984098137">
            <text:p>32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office:value-type="string">
            <text:p>女性かつ３等</text:p>
          </table:table-cell>
          <table:table-cell office:value-type="float" office:value="106">
            <text:p>106</text:p>
          </table:table-cell>
          <table:table-cell office:value-type="float" office:value="90">
            <text:p>90</text:p>
          </table:table-cell>
          <table:table-cell table:formula="of:=SUM([.B5:.C5])" office:value-type="float" office:value="196">
            <text:p>196</text:p>
          </table:table-cell>
          <table:table-cell table:formula="of:=[.C5]/[.D5]" office:value-type="percentage" office:value="0.459183673469388">
            <text:p>46%</text:p>
          </table:table-cell>
          <table:table-cell table:formula="of:=[.F4]+[.C5]" office:value-type="float" office:value="360">
            <text:p>360</text:p>
          </table:table-cell>
          <table:table-cell table:formula="of:=[.G4]+[.D5]" office:value-type="float" office:value="486">
            <text:p>486</text:p>
          </table:table-cell>
          <table:table-cell table:formula="of:=[.G5]/[.G$7]" office:value-type="percentage" office:value="0.220808723307587">
            <text:p>22.1%</text:p>
          </table:table-cell>
          <table:table-cell table:formula="of:=[.F5]/[.F$7]" office:value-type="percentage" office:value="0.506329113924051">
            <text:p>50.6%</text:p>
          </table:table-cell>
          <table:table-cell table:number-columns-repeated="2" table:style-name="ce1" office:value-type="percentage" office:value="1">
            <text:p>100%</text:p>
          </table:table-cell>
        </table:table-row>
        <table:table-row table:style-name="ro1">
          <table:table-cell office:value-type="string">
            <text:p>男性かつ子供かつ３等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formula="of:=SUM([.B6:.C6])" office:value-type="float" office:value="48">
            <text:p>48</text:p>
          </table:table-cell>
          <table:table-cell table:formula="of:=[.C6]/[.D6]" office:value-type="percentage" office:value="0.270833333333333">
            <text:p>27%</text:p>
          </table:table-cell>
          <table:table-cell table:formula="of:=[.F5]+[.C6]" office:value-type="float" office:value="373">
            <text:p>373</text:p>
          </table:table-cell>
          <table:table-cell table:formula="of:=[.G5]+[.D6]" office:value-type="float" office:value="534">
            <text:p>534</text:p>
          </table:table-cell>
          <table:table-cell table:formula="of:=[.G6]/[.G$7]" office:value-type="percentage" office:value="0.242616992276238">
            <text:p>24.3%</text:p>
          </table:table-cell>
          <table:table-cell table:formula="of:=[.F6]/[.F$7]" office:value-type="percentage" office:value="0.524613220815752">
            <text:p>52.5%</text:p>
          </table:table-cell>
          <table:table-cell table:number-columns-repeated="2"/>
        </table:table-row>
        <table:table-row table:style-name="ro1">
          <table:table-cell office:value-type="string">
            <text:p>男性かつ大人</text:p>
          </table:table-cell>
          <table:table-cell office:value-type="float" office:value="1329">
            <text:p>1329</text:p>
          </table:table-cell>
          <table:table-cell office:value-type="float" office:value="338">
            <text:p>338</text:p>
          </table:table-cell>
          <table:table-cell table:formula="of:=SUM([.B7:.C7])" office:value-type="float" office:value="1667">
            <text:p>1667</text:p>
          </table:table-cell>
          <table:table-cell table:formula="of:=[.C7]/[.D7]" office:value-type="percentage" office:value="0.202759448110378">
            <text:p>20%</text:p>
          </table:table-cell>
          <table:table-cell table:formula="of:=[.F6]+[.C7]" office:value-type="float" office:value="711">
            <text:p>711</text:p>
          </table:table-cell>
          <table:table-cell table:formula="of:=[.G6]+[.D7]" office:value-type="float" office:value="2201">
            <text:p>2201</text:p>
          </table:table-cell>
          <table:table-cell table:formula="of:=[.G7]/[.G$7]" office:value-type="percentage" office:value="1">
            <text:p>100.0%</text:p>
          </table:table-cell>
          <table:table-cell table:formula="of:=[.F7]/[.F$7]" office:value-type="percentage" office:value="1">
            <text:p>100.0%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2:Sheet2.E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2013/10/18</text:date>, <text:time>12:51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sa teppei</meta:initial-creator>
    <meta:creation-date>2013-10-18T11:43:46</meta:creation-date>
    <dc:date>2013-10-18T12:51:49</dc:date>
    <dc:creator>tosa teppei</dc:creator>
    <meta:editing-duration>PT1H8M3S</meta:editing-duration>
    <meta:editing-cycles>7</meta:editing-cycles>
    <meta:generator>OpenOffice.org/3.3$Unix OpenOffice.org_project/330m20$Build-9567</meta:generator>
    <meta:document-statistic meta:table-count="3" meta:cell-count="2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percentage-style style:name="N10">
      <number:number number:decimal-places="0" number:min-integer-digits="1"/>
      <number:text>%</number:text>
    </number:percentage-style>
    <number:percentage-style style:name="N108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108">
      <style:chart-properties chart:display-label="true" chart:logarithmic="false" chart:maximum="1" chart:interval-major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12cm" svg:height="11.323cm" xlink:href=".." xlink:type="simple" chart:class="chart:scatter" chart:style-name="ch1">
        <chart:legend chart:legend-position="end" svg:x="8.023cm" svg:y="7.615cm" chart:style-name="ch2"/>
        <chart:plot-area chart:style-name="ch3" table:cell-range-address="Sheet1.H12:Sheet1.I18 Sheet1.H10:Sheet1.H10 Sheet1.H22:Sheet1.H22 Sheet1.I24:Sheet1.I35 Sheet1.J10:Sheet1.J10 Sheet1.K12:Sheet1.K14" chart:data-source-has-labels="row" svg:x="0.674cm" svg:y="1.124cm" svg:width="14.981cm" svg:height="9.278cm">
          <chartooo:coordinate-region svg:x="2.113cm" svg:y="1.323cm" svg:width="12.946cm" svg:height="8.4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2:Sheet1.I18" chart:label-cell-address="Sheet1.H10:Sheet1.H10" chart:class="chart:scatter">
            <chart:domain table:cell-range-address="Sheet1.H12:Sheet1.H18"/>
            <chart:data-point chart:repeated="7"/>
          </chart:series>
          <chart:series chart:style-name="ch7" chart:values-cell-range-address="Sheet1.I24:Sheet1.I35" chart:label-cell-address="Sheet1.H22:Sheet1.H22" chart:class="chart:scatter">
            <chart:domain table:cell-range-address="Sheet1.H24:Sheet1.H35"/>
            <chart:data-point chart:repeated="12"/>
          </chart:series>
          <chart:series chart:style-name="ch8" chart:values-cell-range-address="Sheet1.K12:Sheet1.K14" chart:label-cell-address="Sheet1.J10:Sheet1.J10" chart:class="chart:scatter">
            <chart:domain table:cell-range-address="Sheet1.J12:Sheet1.J14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ageモデル</text:p>
                <draw:g>
                  <svg:desc>Sheet1.H10:Sheet1.H10</svg:desc>
                </draw:g>
              </table:table-cell>
              <table:table-cell office:value-type="string">
                <text:p>列 H</text:p>
              </table:table-cell>
              <table:table-cell office:value-type="string">
                <text:p>jobモデル</text:p>
                <draw:g>
                  <svg:desc>Sheet1.H22:Sheet1.H22</svg:desc>
                </draw:g>
              </table:table-cell>
              <table:table-cell office:value-type="string">
                <text:p>列 J</text:p>
              </table:table-cell>
              <table:table-cell office:value-type="string">
                <text:p>Perfectモデル</text:p>
                <draw:g>
                  <svg:desc>Sheet1.J10:Sheet1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23888106258805">
                <text:p>0.00223888106258805</text:p>
                <draw:g>
                  <svg:desc>Sheet1.H12:Sheet1.H18</svg:desc>
                </draw:g>
              </table:table-cell>
              <table:table-cell office:value-type="float" office:value="0.0142704245451302">
                <text:p>0.0142704245451302</text:p>
                <draw:g>
                  <svg:desc>Sheet1.I12:Sheet1.I18</svg:desc>
                </draw:g>
              </table:table-cell>
              <table:table-cell office:value-type="float" office:value="0.0128798551016301">
                <text:p>0.0128798551016301</text:p>
                <draw:g>
                  <svg:desc>Sheet1.H24:Sheet1.H35</svg:desc>
                </draw:g>
              </table:table-cell>
              <table:table-cell office:value-type="float" office:value="0.0278273278630039">
                <text:p>0.0278273278630039</text:p>
                <draw:g>
                  <svg:desc>Sheet1.I24:Sheet1.I35</svg:desc>
                </draw:g>
              </table:table-cell>
              <table:table-cell office:value-type="float" office:value="0">
                <text:p>0</text:p>
                <draw:g>
                  <svg:desc>Sheet1.J12:Sheet1.J14</svg:desc>
                </draw:g>
              </table:table-cell>
              <table:table-cell office:value-type="float" office:value="0">
                <text:p>0</text:p>
                <draw:g>
                  <svg:desc>Sheet1.K12:Sheet1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407526665325">
                <text:p>0.0025407526665325</text:p>
              </table:table-cell>
              <table:table-cell office:value-type="float" office:value="0.0149839457723867">
                <text:p>0.0149839457723867</text:p>
              </table:table-cell>
              <table:table-cell office:value-type="float" office:value="0.0488528879050111">
                <text:p>0.0488528879050111</text:p>
              </table:table-cell>
              <table:table-cell office:value-type="float" office:value="0.0816981805208705">
                <text:p>0.0816981805208705</text:p>
              </table:table-cell>
              <table:table-cell office:value-type="float" office:value="0.0705121754880258">
                <text:p>0.0705121754880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4141678406118">
                <text:p>0.0184141678406118</text:p>
              </table:table-cell>
              <table:table-cell office:value-type="float" office:value="0.0467356403853015">
                <text:p>0.0467356403853015</text:p>
              </table:table-cell>
              <table:table-cell office:value-type="float" office:value="0.0763232038639565">
                <text:p>0.0763232038639565</text:p>
              </table:table-cell>
              <table:table-cell office:value-type="float" office:value="0.114163396361042">
                <text:p>0.1141633963610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4647816462065">
                <text:p>0.124647816462065</text:p>
              </table:table-cell>
              <table:table-cell office:value-type="float" office:value="0.204780592222619">
                <text:p>0.204780592222619</text:p>
              </table:table-cell>
              <table:table-cell office:value-type="float" office:value="0.279809820889515">
                <text:p>0.279809820889515</text:p>
              </table:table-cell>
              <table:table-cell office:value-type="float" office:value="0.346057795219408">
                <text:p>0.34605779521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5998188770376">
                <text:p>0.535998188770376</text:p>
              </table:table-cell>
              <table:table-cell office:value-type="float" office:value="0.616839100963254">
                <text:p>0.616839100963254</text:p>
              </table:table-cell>
              <table:table-cell office:value-type="float" office:value="0.315103642584021">
                <text:p>0.315103642584021</text:p>
              </table:table-cell>
              <table:table-cell office:value-type="float" office:value="0.384944702104888">
                <text:p>0.38494470210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7984503924331">
                <text:p>0.807984503924331</text:p>
              </table:table-cell>
              <table:table-cell office:value-type="float" office:value="0.847306457367107">
                <text:p>0.847306457367107</text:p>
              </table:table-cell>
              <table:table-cell office:value-type="float" office:value="0.427098007647414">
                <text:p>0.427098007647414</text:p>
              </table:table-cell>
              <table:table-cell office:value-type="float" office:value="0.50517302889761">
                <text:p>0.50517302889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32959347957335">
                <text:p>0.432959347957335</text:p>
              </table:table-cell>
              <table:table-cell office:value-type="float" office:value="0.51123795932929">
                <text:p>0.5112379593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994767558865">
                <text:p>0.603994767558865</text:p>
              </table:table-cell>
              <table:table-cell office:value-type="float" office:value="0.679985729575455">
                <text:p>0.67998572957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162809418394">
                <text:p>0.639162809418394</text:p>
              </table:table-cell>
              <table:table-cell office:value-type="float" office:value="0.710667142347485">
                <text:p>0.710667142347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7220768766351">
                <text:p>0.737220768766351</text:p>
              </table:table-cell>
              <table:table-cell office:value-type="float" office:value="0.793792365322868">
                <text:p>0.79379236532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2806399678004">
                <text:p>0.972806399678004</text:p>
              </table:table-cell>
              <table:table-cell office:value-type="float" office:value="0.981448448091331">
                <text:p>0.98144844809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percentage-style style:name="N10">
      <number:number number:decimal-places="0" number:min-integer-digits="1"/>
      <number:text>%</number:text>
    </number:percentage-style>
    <number:percentage-style style:name="N108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H3:Sheet2.I7 Sheet2.K3:Sheet2.K5" svg:x="0.77cm" svg:y="0.855cm" svg:width="14.59cm" svg:height="7.545cm">
          <chartooo:coordinate-region svg:x="1.93cm" svg:y="1.055cm" svg:width="12.974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I3:Sheet2.I7" chart:class="chart:scatter">
            <chart:domain table:cell-range-address="Sheet2.H3:Sheet2.H7"/>
            <chart:data-point chart:repeated="5"/>
          </chart:series>
          <chart:series chart:style-name="ch6" chart:values-cell-range-address="Sheet2.K3:Sheet2.K5" chart:class="chart:scatter">
            <chart:domain table:cell-range-address="Sheet2.J3:Sheet2.J5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2694229895502">
                <text:p>0.0072694229895502</text:p>
                <draw:g>
                  <svg:desc>Sheet2.H3:Sheet2.H7</svg:desc>
                </draw:g>
              </table:table-cell>
              <table:table-cell office:value-type="float" office:value="0.0225035161744022">
                <text:p>0.0225035161744022</text:p>
                <draw:g>
                  <svg:desc>Sheet2.I3:Sheet2.I7</svg:desc>
                </draw:g>
              </table:table-cell>
              <table:table-cell office:value-type="float" office:value="0">
                <text:p>0</text:p>
                <draw:g>
                  <svg:desc>Sheet2.J3:Sheet2.J5</svg:desc>
                </draw:g>
              </table:table-cell>
              <table:table-cell office:value-type="float" office:value="0">
                <text:p>0</text:p>
                <draw:g>
                  <svg:desc>Sheet2.K3:Sheet2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1758291685597">
                <text:p>0.131758291685597</text:p>
              </table:table-cell>
              <table:table-cell office:value-type="float" office:value="0.379746835443038">
                <text:p>0.379746835443038</text:p>
              </table:table-cell>
              <table:table-cell office:value-type="float" office:value="0.323034984098137">
                <text:p>0.323034984098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0808723307587">
                <text:p>0.220808723307587</text:p>
              </table:table-cell>
              <table:table-cell office:value-type="float" office:value="0.506329113924051">
                <text:p>0.5063291139240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2616992276238">
                <text:p>0.242616992276238</text:p>
              </table:table-cell>
              <table:table-cell office:value-type="float" office:value="0.524613220815752">
                <text:p>0.524613220815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